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24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8616" calcext:value-type="float">
            <text:p>50.64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2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7488" calcext:value-type="float">
            <text:p>50.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2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80392" calcext:value-type="float">
            <text:p>50.38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2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2916" calcext:value-type="float">
            <text:p>50.4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20-0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19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59768" calcext:value-type="float">
            <text:p>49.95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1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16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96344" calcext:value-type="float">
            <text:p>49.99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15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45112" calcext:value-type="float">
            <text:p>50.04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15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60352" calcext:value-type="float">
            <text:p>50.06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14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29288" calcext:value-type="float">
            <text:p>49.92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12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14048" calcext:value-type="float">
            <text:p>49.91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429802</text:p>
          </table:table-cell>
          <table:table-cell office:value-type="string" calcext:value-type="string">
            <text:p>2012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51664" calcext:value-type="float">
            <text:p>50.65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01" meta:object-count="0"/>
    <meta:user-defined meta:name="AppVersion">3.0</meta:user-defined>
  </office:meta>
</office:document-meta>
</file>